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4">
      <style:paragraph-properties fo:text-align="start" style:justify-single-word="false"/>
      <style:text-properties officeooo:paragraph-rsid="0002a0b6"/>
    </style:style>
    <style:style style:name="P2" style:family="paragraph" style:parent-style-name="Standard">
      <style:paragraph-properties fo:text-align="center" style:justify-single-word="false"/>
      <style:text-properties officeooo:paragraph-rsid="0002a0b6"/>
    </style:style>
    <style:style style:name="P3" style:family="paragraph" style:parent-style-name="Standard">
      <style:paragraph-properties fo:text-align="start" style:justify-single-word="false"/>
      <style:text-properties officeooo:paragraph-rsid="0002a0b6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ext_20_body">
      <style:paragraph-properties fo:text-align="center" style:justify-single-word="false"/>
    </style:style>
    <style:style style:name="T1" style:family="text">
      <style:text-properties fo:font-weight="bold" officeooo:rsid="0002a0b6" style:font-weight-asian="bold" style:font-weight-complex="bold"/>
    </style:style>
    <style:style style:name="T2" style:family="text">
      <style:text-properties officeooo:rsid="0002a0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4" text:outline-level="4">Initial Steps:</text:h>
      <text:p text:style-name="Text_20_body">1.Connect both the Linux Computers in Network using a Ethernet cable or Wifi  and assign a static IP address for both the systems.<text:line-break/>For example: Set the IP address of PC I as 192.1681.1 and assign the IP address of PC II as 192.168.1.4 and set the default gateway as 192.168.1.1.</text:p>
      <text:p text:style-name="Text_20_body">2.  Ping the IP address of PC II from PC I using ping command.<text:line-break/>ping<text:line-break/>For Example:<text:line-break/>ping 192.168.1.4</text:p>
      <text:p text:style-name="Standard"/>
      <text:p text:style-name="Standard"/>
      <text:p text:style-name="P4">3.If you get a successful ping reply you have successfully configured your network</text:p>
      <text:h text:style-name="Heading_20_4" text:outline-level="4">File Transfer:</text:h>
      <text:p text:style-name="Text_20_body">To transfer file from your PC to PC II use the command.</text:p>
      <text:p text:style-name="Text_20_body">scp /home/yourusername/examplefile username2@ip2:/home/username2/</text:p>
      <text:p text:style-name="Text_20_body">For Example:<text:line-break/>I am transferring a file named wine from my home directory to the home directory of PC II by the command.</text:p>
      <text:p text:style-name="P2"><text:span text:style-name="T1">$ </text:span>scp /home/rajamalw/wine <text:a xlink:type="simple" xlink:href="mailto:raj@192.168.1.4" text:style-name="Internet_20_link" text:visited-style-name="Visited_20_Internet_20_Link">raj@192.168.1.4</text:a>:/home/raj/</text:p>
      <text:p text:style-name="P2"/>
      <text:h text:style-name="P1" text:outline-level="4">Folder Transfer:</text:h>
      <text:p text:style-name="Text_20_body">To transfer a folder from your PC to PC II use the command.</text:p>
      <text:p text:style-name="Text_20_body">scp -r /home/yourusername/folder/ username2@ip2:/home/username2/</text:p>
      <text:p text:style-name="Text_20_body">For Example:<text:line-break/>I am transferring a folder named files from my home directory to the home directory of PC II by the command.</text:p>
      <text:p text:style-name="P5"><text:span text:style-name="T2">$ </text:span>scp -r /home/rajamalw/files/ raj@192.168.1.4:/home/raj/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5T17:48:54.385572411</meta:creation-date>
    <dc:date>2019-02-21T13:41:40.600852325</dc:date>
    <meta:editing-duration>P3DT17H12M24S</meta:editing-duration>
    <meta:editing-cycles>1</meta:editing-cycles>
    <meta:document-statistic meta:table-count="0" meta:image-count="0" meta:object-count="0" meta:page-count="1" meta:paragraph-count="14" meta:word-count="176" meta:character-count="1092" meta:non-whitespace-character-count="928"/>
    <meta:generator>LibreOffice/5.1.6.2$Linux_X86_64 LibreOffice_project/10m0$Build-2</meta:generator>
  </office:meta>
</office:document-meta>
</file>